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9b1e" officeooo:paragraph-rsid="00129b1e"/>
    </style:style>
    <style:style style:name="P2" style:family="paragraph" style:parent-style-name="Text_20_body">
      <style:text-properties officeooo:rsid="00129b1e" officeooo:paragraph-rsid="00129b1e"/>
    </style:style>
    <style:style style:name="P3" style:family="paragraph" style:parent-style-name="Text_20_body">
      <style:text-properties officeooo:rsid="00129b1e" officeooo:paragraph-rsid="0013d592"/>
    </style:style>
    <style:style style:name="P4" style:family="paragraph" style:parent-style-name="Text_20_body">
      <style:text-properties officeooo:paragraph-rsid="00129b1e"/>
    </style:style>
    <style:style style:name="P5" style:family="paragraph" style:parent-style-name="Text_20_body">
      <style:text-properties officeooo:rsid="0013d592" officeooo:paragraph-rsid="0013d592"/>
    </style:style>
    <style:style style:name="P6" style:family="paragraph" style:parent-style-name="Heading_20_1">
      <style:text-properties officeooo:rsid="00129b1e" officeooo:paragraph-rsid="00129b1e"/>
    </style:style>
    <style:style style:name="P7" style:family="paragraph" style:parent-style-name="Heading_20_1">
      <style:text-properties officeooo:paragraph-rsid="00129b1e"/>
    </style:style>
    <style:style style:name="T1" style:family="text">
      <style:text-properties officeooo:rsid="00129b1e"/>
    </style:style>
    <style:style style:name="T2" style:family="text">
      <style:text-properties officeooo:rsid="0013d592"/>
    </style:style>
    <style:style style:name="T3" style:family="text">
      <style:text-properties fo:font-size="16pt" officeooo:rsid="0013d592"/>
    </style:style>
    <style:style style:name="T4" style:family="text">
      <style:text-properties fo:color="#808080"/>
    </style:style>
    <style:style style:name="T5" style:family="text">
      <style:text-properties fo:color="#808080" officeooo:rsid="00129b1e"/>
    </style:style>
    <style:style style:name="T6" style:family="text">
      <style:text-properties fo:color="#ff0000"/>
    </style:style>
    <style:style style:name="T7" style:family="text">
      <style:text-properties fo:color="#ff0000" officeooo:rsid="00145665"/>
    </style:style>
    <style:style style:name="T8" style:family="text">
      <style:text-properties officeooo:rsid="0016c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del alumno</text:p>
      <text:h text:style-name="P6" text:outline-level="1">Sobre mí</text:h>
      <text:p text:style-name="P3">Nombre: <text:span text:style-name="T4">. . . . . . . . . . . . . . . . . . . . .</text:span> <text:s/><text:span text:style-name="T2">Fecha de hoy: <text:s/></text:span><text:span text:style-name="T4">. . . . . . . . . . . . . . . . . .</text:span></text:p>
      <text:p text:style-name="P4"><text:span text:style-name="T3">Año nacimiento</text:span><text:span text:style-name="T1">: </text:span><text:span text:style-name="T5">. . . . . . . . . . . . . . . . . . . . . . . . . . . . . . . . .</text:span></text:p>
      <text:p text:style-name="P2">Estudios: <text:span text:style-name="T4">. . . . . . . . . . . . . . . . . . . . . . . . . . . . . . . . . . . . . . . . . . . . . . . . . . . .</text:span></text:p>
      <text:h text:style-name="P7" text:outline-level="1">Experiencia</text:h>
      <text:p text:style-name="P2">Tengo . . . años de experiencia en<text:span text:style-name="T6"> </text:span><text:span text:style-name="T7">Software Libre.</text:span><text:span text:style-name="T6"> </text:span></text:p>
      <text:p text:style-name="P2">Tengo . . . años de experiencia en: <text:span text:style-name="T4">. . . . . . . . . . . . . . . . . . . . . . . . . . . . . . . . .</text:span> </text:p>
      <text:p text:style-name="P2">Tengo . . . años de experiencia en: <text:span text:style-name="T4">. . . . . . . . . . . . . . . . . . . . . . . . . . . . . . . . .</text:span> </text:p>
      <text:p text:style-name="P2">Tengo . . . años de experiencia en: <text:span text:style-name="T4">. . . . . . . . . . . . . . . . . . . . . . . . . . . . . . . . .</text:span> </text:p>
      <text:h text:style-name="P7" text:outline-level="1">Objetivos/<text:span text:style-name="T8">Problemas que quiero resolver</text:span></text:h>
      <text:p text:style-name="P4"><text:span text:style-name="T1">Deseo </text:span><text:span text:style-name="T5">. . . . . . . . . . . . . . . . . . . . . . . . . . . . . . . . . . . . . . . . . . . . . . . . . . . . . . .</text:span><text:span text:style-name="T1"> </text:span></text:p>
      <text:p text:style-name="P4"><text:span text:style-name="T1">Deseo </text:span><text:span text:style-name="T5">. . . . . . . . . . . . . . . . . . . . . . . . . . . . . . . . . . . . . . . . . . . . . . . . . . . . . . .</text:span></text:p>
      <text:p text:style-name="P4"><text:span text:style-name="T1">Deseo </text:span><text:span text:style-name="T5">. . . . . . . . . . . . . . . . . . . . . . . . . . . . . . . . . . . . . . . . . . . . . . . . . . . . . . .</text:span></text:p>
      <text:p text:style-name="P4"><text:span text:style-name="T1">Deseo</text:span><text:span text:style-name="T5"> . . . . . . . . . . . . . . . . . . . . . . . . . . . . . . . . . . . . . . . . . . . . . . . . . . . . . . .</text:span></text:p>
      <text:p text:style-name="P4"><text:span text:style-name="T1">Deseo </text:span><text:span text:style-name="T5">. . . . . . . . . . . . . . . . . . . . . . . . . . . . . . . . . . . . . . . . . . . . . . . . . . . . . . .</text:span></text:p>
      <text:h text:style-name="Heading_20_1" text:outline-level="1">Consejos</text:h>
      <text:p text:style-name="P5">Podéis mejorar: <text:s/><text:span text:style-name="T5">. . . . . . . . . . . . . . . . . . . . . . . . . . . . . . . . .</text:span><text:span text:style-name="T4"> </text:span><text:span text:style-name="T5">. . . . . . . . . . . . . . . . . . . . . . . . . . . . . . . . .</text:span><text:span text:style-name="T4"> </text:span><text:span text:style-name="T5">. . . . . . . . . . . . . . . . . . . . . . . . . . . . . . . . .</text:span><text:span text:style-name="T4"> </text:span><text:span text:style-name="T5">. . . . . . . . . . . . . . . . . . . . . . . . . . . . . . . . .</text:span><text:span text:style-name="T4"> </text:span><text:span text:style-name="T5">. . . . . . . . . . . . . . . . . . . . . . . . . . . . . . . . .</text:span><text:span text:style-name="T4"> </text:span><text:span text:style-name="T5">. . . . . . . . . . . . . . . . . . . . . . . . . . . . . . . . .</text:span><text:span text:style-name="T4"> </text:span><text:span text:style-name="T5">. . . . . . . . . . . . . . . . . . . . . . . . . . . . . . . . .</text:span><text:span text:style-name="T4"> </text:span><text:span text:style-name="T5">. . . . . . . . . . . . . . . . . . . . . . . . . . . . . . . .</text:span><text:span text:style-name="T4"> </text:span><text:span text:style-name="T5">. . . . . . . . . . . . . . . . . . . . . . .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3:53:19.941085067</meta:creation-date>
    <dc:date>2021-03-25T15:19:45.700456975</dc:date>
    <meta:editing-duration>PT16M23S</meta:editing-duration>
    <meta:editing-cycles>5</meta:editing-cycles>
    <meta:generator>LibreOffice/6.4.6.2$Linux_X86_64 LibreOffice_project/40$Build-2</meta:generator>
    <meta:print-date>2021-03-24T14:02:50.695286129</meta:print-date>
    <meta:document-statistic meta:table-count="0" meta:image-count="0" meta:object-count="0" meta:page-count="1" meta:paragraph-count="18" meta:word-count="844" meta:character-count="1900" meta:non-whitespace-character-count="1066"/>
  </office:meta>
</office:document-meta>
</file>